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ly 8, 2021 (01:16:0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8T17:16:18Z</meta:creation-date>
    <dc:date>2021-07-08T17:16:18Z</dc:date>
    <meta:user-defined meta:name="date" meta:value-type="string">July   8, 2021 (01:16:0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